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254fe" officeooo:paragraph-rsid="000254f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254fe" officeooo:paragraph-rsid="000254f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254fe" officeooo:paragraph-rsid="0006ca3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254fe" officeooo:paragraph-rsid="004105c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192b" officeooo:paragraph-rsid="0003192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192b" officeooo:paragraph-rsid="0022183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192b" officeooo:paragraph-rsid="0024471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192b" officeooo:paragraph-rsid="0028962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192b" officeooo:paragraph-rsid="002c1fe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192b" officeooo:paragraph-rsid="002e14a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192b" officeooo:paragraph-rsid="002f9587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font-weight="bold" officeooo:rsid="0003192b" officeooo:paragraph-rsid="0003192b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4pt" fo:font-weight="bold" officeooo:rsid="0003192b" officeooo:paragraph-rsid="0024471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39c7a" officeooo:paragraph-rsid="00039c7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749c9" officeooo:paragraph-rsid="0003192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23fc" officeooo:paragraph-rsid="002323f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48a38c" officeooo:paragraph-rsid="0024471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254fe" officeooo:paragraph-rsid="000254f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6ca38" officeooo:paragraph-rsid="0006ca3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794d1" officeooo:paragraph-rsid="001794d1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 fo:font-size="12pt" fo:font-weight="normal" officeooo:rsid="001794d1" officeooo:paragraph-rsid="001794d1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1794d1" officeooo:paragraph-rsid="00244712" style:font-size-asian="12pt" style:font-weight-asian="normal" style:font-size-complex="12pt" style:font-weight-complex="normal"/>
    </style:style>
    <style:style style:name="P23" style:family="paragraph" style:parent-style-name="Standard" style:master-page-name="">
      <style:paragraph-properties fo:margin-left="1.6866in" fo:margin-right="0in" fo:text-align="start" style:justify-single-word="false" fo:text-indent="0in" style:auto-text-indent="false" style:page-number="auto"/>
      <style:text-properties style:font-name="Times New Roman" fo:font-size="14pt" fo:font-weight="bold" officeooo:rsid="00039c7a" officeooo:paragraph-rsid="00039c7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6866in" fo:margin-right="0in" fo:text-align="start" style:justify-single-word="false" fo:text-indent="0in" style:auto-text-indent="false"/>
      <style:text-properties style:font-name="Times New Roman" fo:font-size="14pt" fo:font-weight="bold" officeooo:rsid="00039c7a" officeooo:paragraph-rsid="00039c7a" style:font-size-asian="14pt" style:font-weight-asian="bold" style:font-size-complex="14pt" style:font-weight-complex="bold"/>
    </style:style>
    <style:style style:name="P25" style:family="paragraph" style:parent-style-name="Standard" style:master-page-name="">
      <style:paragraph-properties fo:margin-left="1.6866in" fo:margin-right="0in" fo:text-align="start" style:justify-single-word="false" fo:text-indent="0in" style:auto-text-indent="false" style:page-number="auto"/>
      <style:text-properties style:font-name="Times New Roman" fo:font-size="14pt" fo:font-weight="bold" officeooo:rsid="00039c7a" officeooo:paragraph-rsid="00039c7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bold" officeooo:rsid="00039c7a" officeooo:paragraph-rsid="00039c7a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0254fe" officeooo:paragraph-rsid="000254fe" style:text-blinking="false" fo:background-color="transparent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size="14pt" officeooo:paragraph-rsid="000254fe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officeooo:rsid="000254f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officeooo:rsid="000254fe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373e4d" style:font-name="helvetica" fo:font-size="9pt" fo:letter-spacing="normal" fo:font-style="normal" fo:font-weight="normal" officeooo:rsid="00470959" style:font-weight-asian="normal" style:font-weight-complex="normal"/>
    </style:style>
    <style:style style:name="T5" style:family="text">
      <style:text-properties fo:font-variant="normal" fo:text-transform="none" fo:color="#373e4d" fo:font-size="9pt" fo:letter-spacing="normal" fo:font-style="normal" fo:font-weight="normal" officeooo:rsid="00470959" style:font-weight-asian="normal" style:font-weight-complex="normal"/>
    </style:style>
    <style:style style:name="T6" style:family="text">
      <style:text-properties fo:font-variant="normal" fo:text-transform="none" fo:color="#373e4d" fo:font-size="12pt" fo:letter-spacing="normal" fo:font-style="normal" fo:font-weight="normal" officeooo:rsid="00470959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373e4d" fo:letter-spacing="normal" fo:font-style="normal" fo:font-weight="normal" officeooo:rsid="00470959" style:font-size-asian="12.25pt" style:font-weight-asian="normal" style:font-weight-complex="normal"/>
    </style:style>
    <style:style style:name="T8" style:family="text">
      <style:text-properties officeooo:rsid="0003192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70959" style:font-weight-asian="normal" style:font-weight-complex="normal"/>
    </style:style>
    <style:style style:name="T11" style:family="text">
      <style:text-properties fo:font-size="12pt" fo:font-weight="normal" officeooo:rsid="0006ca38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6e4c0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767d4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8711e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4471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385c21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39f7b8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fc8e9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40044b" style:font-size-asian="12pt" style:font-weight-asian="normal" style:font-size-complex="12pt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8cb8b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9730b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a7c5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b763b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c6118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1cffc0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ee633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088ae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21834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323fc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5dba3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270dce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273fc8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788fa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2818ab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89622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2a5343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2e9e22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2f8b0d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2fc0f8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0fc60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22e44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33bf83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34bf42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35513e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4105c1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4464e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463e6d" style:font-size-asian="10.5pt" style:font-weight-asian="normal" style:font-size-complex="12pt" style:font-weight-complex="normal"/>
    </style:style>
    <style:style style:name="T49" style:family="text">
      <style:text-properties officeooo:rsid="000daa9e"/>
    </style:style>
    <style:style style:name="T50" style:family="text">
      <style:text-properties officeooo:rsid="000ed329"/>
    </style:style>
    <style:style style:name="T51" style:family="text">
      <style:text-properties officeooo:rsid="001233ca"/>
    </style:style>
    <style:style style:name="T52" style:family="text">
      <style:text-properties officeooo:rsid="00153931"/>
    </style:style>
    <style:style style:name="T53" style:family="text">
      <style:text-properties officeooo:rsid="0018cb8b"/>
    </style:style>
    <style:style style:name="T54" style:family="text">
      <style:text-properties officeooo:rsid="002447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docs-internal-guid-cda0b2a3-35a6-317a-122e-36de714c64f8"/>Bacharelado em Ciência da Computação - UFU</text:p>
      <text:p text:style-name="P28"><text:span text:style-name="T1">Disciplina - </text:span><text:span text:style-name="T3">Arquitetura de Redes TCP/IP</text:span><text:span text:style-name="T1"> - 2015/</text:span><text:span text:style-name="T2">2</text:span></text:p>
      <text:p text:style-name="P1">Relatório do Trabalho 1</text:p>
      <text:p text:style-name="P1"/>
      <text:p text:style-name="P14">Membros do grupo: <text:span text:style-name="T9">Bruno Well Dantas Morais - 11111BCC008</text:span></text:p>
      <text:p text:style-name="P23"><text:span text:style-name="T9">Frederico </text:span><text:span text:style-name="T10">Franco Calha</text:span><text:span text:style-name="T7">u - 11421BCC031</text:span></text:p>
      <text:p text:style-name="P23"><text:span text:style-name="T9">Guilherme Martini</text:span></text:p>
      <text:p text:style-name="P24"><text:span text:style-name="T9">Luiz Guilherme </text:span><text:span text:style-name="T10">de Souza Pelegrini</text:span><text:span text:style-name="T9"> - </text:span><text:span text:style-name="T10">11111BCC024</text:span></text:p>
      <text:p text:style-name="P26"><text:span text:style-name="T9"/></text:p>
      <text:p text:style-name="P1"/>
      <text:p text:style-name="P1">Resumo do projeto</text:p>
      <text:p text:style-name="P1"/>
      <text:p text:style-name="P4"><text:tab/><text:span text:style-name="T46">Foi desenvolvido um programa em linguagem C </text:span><text:span text:style-name="T47">com o objetivo </text:span><text:span text:style-name="T48">de colocar em prática os conceitos vistos em aula sobre a camada de aplicação: interface com a camada de transporte e protocolo de aplicação.</text:span></text:p>
      <text:p text:style-name="P18"/>
      <text:p text:style-name="P18"/>
      <text:p text:style-name="P2">1. Introdução</text:p>
      <text:p text:style-name="P3"><text:tab/><text:span text:style-name="T11">Este projeto consiste no desenvol</text:span><text:span text:style-name="T12">vimento de um programa distribuído com o objetivo de </text:span><text:span text:style-name="T13">criar</text:span><text:span text:style-name="T12"> um protocolo na camada de </text:span><text:span text:style-name="T13">camada de aplicação e implementar uma versão deste programa utilizando o protocolo TCP e outra utilizando o UDP.</text:span></text:p>
      <text:p text:style-name="P3"><text:span text:style-name="T13"><text:tab/></text:span><text:span text:style-name="T14">Neste </text:span><text:span text:style-name="T17">relatório</text:span><text:span text:style-name="T14"> </text:span><text:span text:style-name="T16">são apresentad</text:span><text:span text:style-name="T18">os: uma descrição da estrutura do aplicativo, </text:span><text:span text:style-name="T19">um esquema que ilustra o protocolo utilizado, os resultados obtidos e a conclusão do grupo.</text:span></text:p>
      <text:p text:style-name="P2"/>
      <text:p text:style-name="P2"/>
      <text:p text:style-name="P2">2. <text:span text:style-name="T8">Aplicação desenvolvida</text:span></text:p>
      <text:p text:style-name="P2"/>
      <text:p text:style-name="P19"><text:tab/>Foi desenvolvida uma aplicação distribuída de agenda telefônica na linguagem C com as funcionalidades: armazenar ou alterar um registro, remover um registro, acessar um registro, finalizar a aplicação.</text:p>
      <text:p text:style-name="P19"><text:tab/><text:span text:style-name="T49">O programa opera sobre um protocolo de aplicação que comporta as funcionalidades acima, que será descrito na seção 3.</text:span></text:p>
      <text:p text:style-name="P19"><text:tab/><text:span text:style-name="T50">A aplicação foi estruturada de forma que o cliente recebe comandos do usuário via teclado e os repassa ao servidor sem processamento adicional, enquanto o servidor realiza a tarefa de processar as requisições de acordo com o protocolo. Para isso, no lado do servidor, foi utilizada uma lista dinâmica para armazenamento dos registros, que por sua vez, foram implementados por uma estrutura de dados que contém duas strings: nome e telefone.</text:span></text:p>
      <text:p text:style-name="P19"><text:tab/><text:span text:style-name="T51">Foram definidas três funções para a comunicação com a camada de transporte:</text:span></text:p>
      <text:p text:style-name="P19"><text:tab/><text:tab/>- <text:span text:style-name="T52">conectar: renomeada como “inicializar” na versão que utiliza UDP. A função chama as funções do sistema responsáveis pela alocação de socket, associação do socket ao endereço e porta do host e, no caso do TCP, a conexão entre o par de hosts.</text:span></text:p>
      <text:p text:style-name="P19"><text:tab/><text:tab/>- <text:span text:style-name="T52">enviarmsg: invoca a função send no TCP ou sendto no UDP, recebendo como parâmetro a string a ser enviada ao outro host.</text:span></text:p>
      <text:p text:style-name="P19"><text:tab/><text:tab/>- <text:span text:style-name="T52">recebermsg: invoca a função recv no TCP ou recvfrom no UDP, armazenando no buffer a mensagem recebida.</text:span></text:p>
      <text:p text:style-name="P19"/>
      <text:p text:style-name="P2"><text:soft-page-break/></text:p>
      <text:p text:style-name="P5">3. Aspectos de Implementação</text:p>
      <text:p text:style-name="P15"/>
      <text:p text:style-name="P20"><text:tab/>O protocolo de aplicação implementado conta com um caractere “/” para separação de campos na mensagem e um conjunto de palavras que descrevem as funcionalidades do sistema.</text:p>
      <text:p text:style-name="P20"><text:tab/>O cliente e o servidor podem ser vistos como autômatos em relação ao protocolo:</text:p>
      <text:p text:style-name="P20"/>
      <text:p text:style-name="P20"/>
      <text:p text:style-name="P20">Cliente:</text:p>
      <text:p text:style-name="P21"><text:tab/>Estado <text:span text:style-name="T53">I</text:span>nicial:</text:p>
      <text:p text:style-name="P21"><text:tab/><text:tab/><text:span text:style-name="T53">Envia “STORE/nome/telefone/” → estado Armazenar</text:span></text:p>
      <text:p text:style-name="P12"><text:tab/><text:tab/><text:span text:style-name="T21">Envia “REMOVE/nome/” → estado Remover</text:span></text:p>
      <text:p text:style-name="P12"><text:tab/><text:tab/><text:span text:style-name="T21">Envia “GET/nome/” →</text:span><text:span text:style-name="T22"> </text:span><text:span text:style-name="T21"><text:s/>estado Acessar</text:span></text:p>
      <text:p text:style-name="P12"><text:tab/><text:tab/><text:span text:style-name="T22">Envia “END/” → <text:s/>estado Encerrar</text:span></text:p>
      <text:p text:style-name="P5"><text:span text:style-name="T22"><text:tab/></text:span></text:p>
      <text:p text:style-name="P5"><text:span text:style-name="T22"><text:tab/>Estado Armazenar:</text:span></text:p>
      <text:p text:style-name="P5"><text:span text:style-name="T22"><text:tab/><text:tab/>Recebe “OK/” → </text:span><text:span text:style-name="T23">estado Inicial</text:span></text:p>
      <text:p text:style-name="P5"><text:span text:style-name="T23"><text:tab/><text:tab/>Recebe “UPDATE?/” →</text:span><text:span text:style-name="T24"> estado </text:span><text:span text:style-name="T25">Atualizar</text:span></text:p>
      <text:p text:style-name="P5"/>
      <text:p text:style-name="P5"><text:span text:style-name="T25"><text:tab/>Estado Atualizar:</text:span></text:p>
      <text:p text:style-name="P5"><text:span text:style-name="T25"><text:tab/><text:tab/>Envia “YES/” → estado Inicial</text:span></text:p>
      <text:p text:style-name="P5"><text:span text:style-name="T25"><text:tab/><text:tab/>Envia “NO/” → estado Inicial</text:span></text:p>
      <text:p text:style-name="P5"/>
      <text:p text:style-name="P5"><text:span text:style-name="T25"><text:tab/>Estado </text:span><text:span text:style-name="T26">Remover:</text:span></text:p>
      <text:p text:style-name="P5"><text:span text:style-name="T26"><text:tab/><text:tab/></text:span><text:span text:style-name="T27">Recebe “</text:span><text:span text:style-name="T28">OK</text:span><text:span text:style-name="T27">/” → estado Inicial</text:span></text:p>
      <text:p text:style-name="P5"><text:span text:style-name="T27"><text:tab/><text:tab/>Recebe “NOT FOUND/” → estado Inicial</text:span></text:p>
      <text:p text:style-name="P5"/>
      <text:p text:style-name="P5"><text:span text:style-name="T27"><text:tab/>Estado Acessar:</text:span></text:p>
      <text:p text:style-name="P5"><text:span text:style-name="T27"><text:tab/><text:tab/></text:span><text:span text:style-name="T28">Recebe “</text:span><text:span text:style-name="T29">telefone/</text:span><text:span text:style-name="T28">” →</text:span><text:span text:style-name="T29"> estado Inicial</text:span></text:p>
      <text:p text:style-name="P6"><text:span text:style-name="T27"><text:tab/><text:tab/>Recebe “NOT FOUND/” → estado Inicial</text:span></text:p>
      <text:p text:style-name="P6"/>
      <text:p text:style-name="P6"><text:span text:style-name="T27"><text:tab/></text:span><text:span text:style-name="T30">Estado Encerrar:</text:span></text:p>
      <text:p text:style-name="P9"><text:span text:style-name="T30"><text:tab/><text:tab/>Recebe “END/”, encerra aplicação</text:span></text:p>
      <text:p text:style-name="P6"/>
      <text:p text:style-name="P6"/>
      <text:p text:style-name="P16"><text:span text:style-name="T30">S</text:span><text:span text:style-name="T20">ervidor:</text:span></text:p>
      <text:p text:style-name="P22"><text:tab/>Estado <text:span text:style-name="T53">I</text:span>nicial:</text:p>
      <text:p text:style-name="P22"><text:tab/><text:tab/><text:span text:style-name="T54">Recebe “STORE/nome/telefone/” → estado Armazenar</text:span></text:p>
      <text:p text:style-name="P13"><text:tab/><text:tab/><text:span text:style-name="T15">Recebe</text:span><text:span text:style-name="T21"> “REMOVE/nome/” → estado Remover</text:span></text:p>
      <text:p text:style-name="P13"><text:tab/><text:tab/><text:span text:style-name="T15">Recebe</text:span><text:span text:style-name="T21"> “GET/nome/” →</text:span><text:span text:style-name="T22"> </text:span><text:span text:style-name="T21"><text:s/>estado Acessar</text:span></text:p>
      <text:p text:style-name="P13"><text:tab/><text:tab/><text:span text:style-name="T15">Recebe</text:span><text:span text:style-name="T22"> “END/” → <text:s/>estado Encerrar</text:span></text:p>
      <text:p text:style-name="P7"><text:span text:style-name="T22"><text:tab/></text:span></text:p>
      <text:p text:style-name="P7"><text:span text:style-name="T22"><text:tab/>Estado Armazenar:</text:span></text:p>
      <text:p text:style-name="P7"><text:span text:style-name="T23"><text:tab/><text:tab/></text:span><text:span text:style-name="T31">Chave </text:span><text:span text:style-name="T32">não</text:span><text:span text:style-name="T31"> </text:span><text:span text:style-name="T32">consta na lista, envia “OK/” → estado Inicial</text:span></text:p>
      <text:p text:style-name="P7"><text:span text:style-name="T23"><text:tab/><text:tab/></text:span><text:span text:style-name="T33">Chave consta na lista, envia “UPDATE?/”</text:span><text:span text:style-name="T23"> →</text:span><text:span text:style-name="T24"> estado </text:span><text:span text:style-name="T25">Atualizar</text:span></text:p>
      <text:p text:style-name="P17"/>
      <text:p text:style-name="P17"/>
      <text:p text:style-name="P7"><text:soft-page-break/><text:span text:style-name="T25"><text:tab/>Estado Atualizar:</text:span></text:p>
      <text:p text:style-name="P7"><text:span text:style-name="T25"><text:tab/><text:tab/></text:span><text:span text:style-name="T34">Recebe</text:span><text:span text:style-name="T25"> “YES/”, </text:span><text:span text:style-name="T35">sobrescreve o telefone do registro</text:span><text:span text:style-name="T25"> → estado Inicial</text:span></text:p>
      <text:p text:style-name="P7"><text:span text:style-name="T25"><text:tab/><text:tab/></text:span><text:span text:style-name="T34">Recebe</text:span><text:span text:style-name="T25"> “NO/” → estado Inicial</text:span></text:p>
      <text:p text:style-name="P7"/>
      <text:p text:style-name="P7"><text:span text:style-name="T25"><text:tab/>Estado </text:span><text:span text:style-name="T26">Remover:</text:span></text:p>
      <text:p text:style-name="P7"><text:span text:style-name="T26"><text:tab/><text:tab/></text:span><text:span text:style-name="T36">Chave consta na lista</text:span><text:span text:style-name="T26">, </text:span><text:span text:style-name="T36">envia</text:span><text:span text:style-name="T27"> “</text:span><text:span text:style-name="T28">OK</text:span><text:span text:style-name="T27">/” → estado Inicial</text:span></text:p>
      <text:p text:style-name="P7"><text:span text:style-name="T27"><text:tab/><text:tab/></text:span><text:span text:style-name="T36">Chave não consta na lista, envia</text:span><text:span text:style-name="T27"> “NOT FOUND/” → estado Inicial</text:span></text:p>
      <text:p text:style-name="P7"/>
      <text:p text:style-name="P7"><text:span text:style-name="T27"><text:tab/>Estado Acessar:</text:span></text:p>
      <text:p text:style-name="P8"><text:span text:style-name="T26"><text:tab/><text:tab/></text:span><text:span text:style-name="T36">Chave consta na lista</text:span><text:span text:style-name="T26">, </text:span><text:span text:style-name="T36">envia</text:span><text:span text:style-name="T27"> “</text:span><text:span text:style-name="T36">telefone</text:span><text:span text:style-name="T27">/” → estado Inicial</text:span></text:p>
      <text:p text:style-name="P8"><text:span text:style-name="T27"><text:tab/><text:tab/></text:span><text:span text:style-name="T36">Chave não consta na lista, envia</text:span><text:span text:style-name="T27"> “NOT FOUND/” → estado Inicial</text:span></text:p>
      <text:p text:style-name="P7"/>
      <text:p text:style-name="P7"><text:span text:style-name="T27"><text:tab/></text:span><text:span text:style-name="T30">Estado Encerrar:</text:span></text:p>
      <text:p text:style-name="P9"><text:span text:style-name="T30"><text:tab/><text:tab/></text:span><text:span text:style-name="T37">Envia</text:span><text:span text:style-name="T30"> “END/”, encerra aplicação</text:span></text:p>
      <text:p text:style-name="P5"/>
      <text:p text:style-name="P5"/>
      <text:p text:style-name="P5">4. Resultados e Análise</text:p>
      <text:p text:style-name="P5"/>
      <text:p text:style-name="P10"><text:span text:style-name="T30"><text:tab/></text:span><text:span text:style-name="T38">As funcionalidades de ambas as versões do aplicativo foram testadas em LAN </text:span><text:span text:style-name="T39">via linha de comando</text:span><text:span text:style-name="T38"> </text:span><text:span text:style-name="T39">e todos os testes tiveram êxito.</text:span></text:p>
      <text:p text:style-name="P5"/>
      <text:p text:style-name="P5"/>
      <text:p text:style-name="P5">5. Conclusão</text:p>
      <text:p text:style-name="P5"/>
      <text:p text:style-name="P11"><text:span text:style-name="T30"><text:tab/></text:span><text:span text:style-name="T40">O propósito de construir </text:span><text:span text:style-name="T42">um programa que utiliza</text:span><text:span text:style-name="T40"> um protocolo na camada de aplicação </text:span><text:span text:style-name="T42">e faz interface com a camada de transporte</text:span><text:span text:style-name="T40"> foi alcançado após </text:span><text:span text:style-name="T41">algumas</text:span><text:span text:style-name="T40"> </text:span><text:span text:style-name="T41">dificuldades técnica</text:span><text:span text:style-name="T43">s. </text:span><text:span text:style-name="T44">Este trabalho constituiu um aprendizado prático sobre o mecanismo </text:span><text:span text:style-name="T45">de troca de mensagens numa aplicação distribuí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</meta:initial-creator>
    <meta:creation-date>2015-10-04T22:30:08.492307754</meta:creation-date>
    <dc:date>2015-10-05T00:32:39.580912793</dc:date>
    <dc:creator>B </dc:creator>
    <meta:editing-duration>PT2H11S</meta:editing-duration>
    <meta:editing-cycles>71</meta:editing-cycles>
    <meta:generator>LibreOffice/4.2.7.2$Linux_X86_64 LibreOffice_project/420m0$Build-2</meta:generator>
    <meta:document-statistic meta:table-count="0" meta:image-count="0" meta:object-count="0" meta:page-count="3" meta:paragraph-count="69" meta:word-count="667" meta:character-count="4313" meta:non-whitespace-character-count="3626"/>
  </office:meta>
</office:document-meta>
</file>